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co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 office:value-type="string" calcext:value-type="string">
            <text:p>reiten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 office:value-type="string" calcext:value-type="string">
            <text:p>reiten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 office:value-type="string" calcext:value-type="string">
            <text:p>bob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 office:value-type="string" calcext:value-type="string">
            <text:p>golf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 office:value-type="string" calcext:value-type="string">
            <text:p>reiten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/>
        </table:table-row>
        <table:table-row table:style-name="ro1" table:number-rows-repeated="10482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portstaetten.A1:sportstaetten.H343" table:display-filter-buttons="true">
          <table:filter>
            <table:filter-and>
              <table:filter-condition table:field-number="3" table:value="Skate-/Rollerbladehalle" table:operator="=">
                <table:filter-set-item table:value="Skate-/Rollerbladehalle"/>
                <table:filter-set-item table:value="Skate-/Rollerbladeplatz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8:15:32.011000000</dc:date>
    <meta:editing-duration>PT13M18S</meta:editing-duration>
    <meta:editing-cycles>4</meta:editing-cycles>
    <meta:generator>LibreOffice/6.2.0.3$Windows_X86_64 LibreOffice_project/98c6a8a1c6c7b144ce3cc729e34964b47ce25d62</meta:generator>
    <meta:document-statistic meta:table-count="1" meta:cell-count="2539" meta:object-count="0"/>
  </office:meta>
</office:document-meta>
</file>